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egoe UI WPC" svg:font-family="'Segoe UI WPC', 'Segoe UI', Tahoma, 'Microsoft Sans Serif',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variant="normal" fo:text-transform="none" fo:color="#282828" style:font-name="Segoe UI WPC" fo:font-size="11.25pt" fo:letter-spacing="normal" fo:font-style="normal" fo:font-weight="bold"/>
    </style:style>
    <style:style style:name="P2" style:family="paragraph" style:parent-style-name="Standard">
      <style:text-properties fo:font-variant="normal" fo:text-transform="none" fo:color="#282828" style:font-name="Segoe UI WPC" fo:font-size="11.25pt" fo:letter-spacing="normal" fo:font-style="normal" fo:font-weight="normal"/>
    </style:style>
    <style:style style:name="P3" style:family="paragraph" style:parent-style-name="Standard">
      <style:paragraph-properties fo:margin-left="0in" fo:margin-right="0in" fo:text-indent="0in" style:auto-text-indent="false"/>
      <style:text-properties fo:font-variant="normal" fo:text-transform="none" fo:color="#282828" style:font-name="Segoe UI WPC" fo:font-size="11.25pt" fo:letter-spacing="normal" fo:font-style="normal" fo:font-weight="normal"/>
    </style:style>
    <style:style style:name="P4" style:family="paragraph" style:parent-style-name="Standard">
      <style:paragraph-properties fo:margin-left="0in" fo:margin-right="0in" fo:text-indent="0in" style:auto-text-indent="false"/>
      <style:text-properties fo:font-variant="normal" fo:text-transform="none" fo:color="#282828" style:font-name="Segoe UI WPC" fo:font-size="11.25pt" fo:letter-spacing="normal" fo:font-style="normal" fo:font-weight="bold"/>
    </style:style>
    <style:style style:name="P5" style:family="paragraph" style:parent-style-name="Standard">
      <style:paragraph-properties fo:margin-left="0in" fo:margin-right="0in" fo:text-indent="0in" style:auto-text-indent="false"/>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ere's an overview of the things left to do on the app from the Shinebox perspective. I will put some more to-do's in the system for these, but I felt it would be useful to all to have it all in list form as well. I have tried to answer Bryan's questions as he's raised them this weekend to keep him moving. Linda, we discussed the need to have a demo ready to push out to phones on Wednesday this week--we know it likely won't have every product and function working perfectly but I feel like we owe it to Mel to show it in progress at that point. If we want to do a screen share with her earlier than that we could.</text:p>
      <text:p text:style-name="P4"/>
      <text:p text:style-name="P4"/>
      <text:p text:style-name="P4">Detection</text:p>
      <text:p text:style-name="P3">--One image left for Jon to approve (I emailed it to Linda around 6 on Friday eve)</text:p>
      <text:p text:style-name="P3">--Questions tab needs to be completed (Linda)</text:p>
      <text:p text:style-name="P3">--Questions, browse tabs to Jon for approval</text:p>
      <text:p text:style-name="P3">--Copy for the new IS products to Jon for approval</text:p>
      <text:p text:style-name="P3">--Bryan had a question about the acoustics question buttons--Jessie, what's your take on this? Make the text on the buttons smaller, or stack the buttons?</text:p>
      <text:p text:style-name="P3">--Bryan would like Jessie to design one of the SoundPro product pages that has the extra bulleted features just below the product name (Jessie, you may want to look at how we did this in the SDET PDF)</text:p>
      <text:p text:style-name="P3">--Upload last image to dropbox and send confirmation to Bryan that spreadsheet is final</text:p>
      <text:p text:style-name="P3">--Mike to review spreadsheet once more after questions are ready</text:p>
      <text:p text:style-name="P3"/>
      <text:p text:style-name="P3"/>
      <text:p text:style-name="P4">Banded</text:p>
      <text:p text:style-name="P3">--One change to make to decision tree (Linda)</text:p>
      <text:p text:style-name="P3">--Mike has completed proofing</text:p>
      <text:p text:style-name="P3">--Send DT to SDG and let them know images are on dropbox, spreadsheet is final</text:p>
      <text:p text:style-name="P3"/>
      <text:p text:style-name="P3"/>
      <text:p text:style-name="P4">Earmuffs</text:p>
      <text:p text:style-name="P3">--Jill to finish browse tab</text:p>
      <text:p text:style-name="P3">--Jill to add web links to products tab</text:p>
      <text:p text:style-name="P3">--Browse tab to Mel for approval</text:p>
      <text:p text:style-name="P3">--Images to Mel for approval (I emailed contact sheet to Linda Friday eve)</text:p>
      <text:p text:style-name="P3">--Mike to proofread</text:p>
      <text:p text:style-name="P3">--Jill to upload approved images to dropbox</text:p>
      <text:p text:style-name="P3">--Jessie: should we show Bryan how we want the footnote copy to look, or should it just be the same as body copy?</text:p>
      <text:p text:style-name="P3"/>
      <text:p text:style-name="P3"/>
      <text:p text:style-name="P4">Earplugs</text:p>
      <text:p text:style-name="P3">--Complete decision tree (Linda)</text:p>
      <text:p text:style-name="P3">--Jill to confirm Mel's last edits were made (she emailed me a couple)</text:p>
      <text:p text:style-name="P3">--Jill to finish browse tab (mostly done, but there were a few oddities to figure out)</text:p>
      <text:p text:style-name="P3">--Send images to Mel for approval (I emailed contact sheet to Linda Friday eve)</text:p>
      <text:p text:style-name="P3">--Jill to upload approved images to dropbox</text:p>
      <text:p text:style-name="P3">--Erik: on Intro and Questions tab, what is the CTA for the buttons I've highlighted in yellow? The button on the Earmuffs intro page (same as on Banded intro and Earplugs intro) says "Get started" but then for earplugs you have to go another level deeper to <text:soft-page-break/>pick disposable, reusable, or push-to-fit.</text:p>
      <text:p text:style-name="P3">--Mike to proofread (this one is going to take him a while)</text:p>
      <text:p text:style-name="P3"/>
      <text:p text:style-name="P5"/>
      <text:p text:style-name="P1">General Pages/Admin</text:p>
      <text:p text:style-name="P2">--Jessie and Bryan to figure out what info is needed for the certificate (Jessie and David were going to look for a step-by-step PDF Randy has used in the past from the Apple website and see if that helps.)</text:p>
      <text:p text:style-name="P2">--Help page: Randy suggested having a fourth button in the bottom bar that would bring up some phone numbers for people to get help if they need it. Jessie, David and I discussed and aren't sure who a person would call since the users are all going to be 3M salespeople. Is this needed? Ask Mel?</text:p>
      <text:p text:style-name="P2">--Welcome screen: Another suggestion from Randy, to include a Welcome to the app type page. I'm concerned that people already need to click through several pages to start the selection process, so we discussed possibly adding the word "Welcome" to the 3M loading screen…maybe with the name of the app. Thoughts? Something we want to discuss with Mel?</text:p>
      <text:p text:style-name="P2">--Bryan will research options for getting people back into the app after they click the link to take them to the 3M website (specifically an issue for iOS, as Android has a back button). We'd rather not have it open a new browser window.</text:p>
      <text:p text:style-name="P2">--Montage animation. Jessie talked with Ron about using Adobe Edge to build a short animation. Jill will assign a to-do.</text:p>
      <text:p text:style-name="P2">--Need to get thumbnail images from Mel for "select protection type" screen</text:p>
      <text:p text:style-name="P2">--We need the ID of every device that will get the app, so they can be added to the provisioning file. (Jessie, is this correct? is it all the sales people, or just those who will be testing it? We need instructions to give to Mel for locating the ID #. Jessie or Bryan, can you help with this?</text:p>
      <text:p text:style-name="P2">--We discussed two "nice to have" features, which Bryan will incorporate on Phase 1 only if time allows at the end of the week:</text:p>
      <text:p text:style-name="P2">1) Coding some different screen transitions</text:p>
      <text:p text:style-name="P2">2) Adding a browse button on the home page that would allow people to bypass the selection process altogether</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Segoe UI WPC" svg:font-family="'Segoe UI WPC', 'Segoe UI', Tahoma, 'Microsoft Sans Serif', Verdana,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07:07:28.870872676</meta:creation-date>
    <dc:date>2013-09-23T07:11:24.205525348</dc:date>
    <meta:editing-duration>P0D</meta:editing-duration>
    <meta:editing-cycles>1</meta:editing-cycles>
    <meta:document-statistic meta:table-count="0" meta:image-count="0" meta:object-count="0" meta:page-count="2" meta:paragraph-count="41" meta:word-count="840" meta:character-count="4418" meta:non-whitespace-character-count="3654"/>
    <meta:generator>LibreOffice/4.1.1.2$Linux_X86_64 LibreOffice_project/410$Build-2</meta:generator>
  </office:meta>
</office:document-meta>
</file>